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1.1632in" style:rel-column-width="11387*"/>
    </style:style>
    <style:style style:name="Table1.B" style:family="table-column">
      <style:table-column-properties style:column-width="1.8139in" style:rel-column-width="17761*"/>
    </style:style>
    <style:style style:name="Table1.C" style:family="table-column">
      <style:table-column-properties style:column-width="3.716in" style:rel-column-width="3638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903in" style:rel-column-width="22422*"/>
    </style:style>
    <style:style style:name="Table2.B" style:family="table-column">
      <style:table-column-properties style:column-width="4.4028in" style:rel-column-width="43113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903in" style:rel-column-width="22422*"/>
    </style:style>
    <style:style style:name="Table3.B" style:family="table-column">
      <style:table-column-properties style:column-width="4.4028in" style:rel-column-width="43113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903in" style:rel-column-width="22422*"/>
    </style:style>
    <style:style style:name="Table4.B" style:family="table-column">
      <style:table-column-properties style:column-width="4.4028in" style:rel-column-width="4311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903in" style:rel-column-width="22422*"/>
    </style:style>
    <style:style style:name="Table5.B" style:family="table-column">
      <style:table-column-properties style:column-width="4.4028in" style:rel-column-width="43113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882in" style:rel-column-width="22402*"/>
    </style:style>
    <style:style style:name="Table6.B" style:family="table-column">
      <style:table-column-properties style:column-width="4.4049in" style:rel-column-width="4313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882in" style:rel-column-width="22402*"/>
    </style:style>
    <style:style style:name="Table7.B" style:family="table-column">
      <style:table-column-properties style:column-width="4.4049in" style:rel-column-width="43133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882in" style:rel-column-width="22402*"/>
    </style:style>
    <style:style style:name="Table8.B" style:family="table-column">
      <style:table-column-properties style:column-width="4.4049in" style:rel-column-width="43133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a82" officeooo:paragraph-rsid="0007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c71" officeooo:paragraph-rsid="0007b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0ae" officeooo:paragraph-rsid="0008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e2d" officeooo:paragraph-rsid="0008f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414" officeooo:paragraph-rsid="000a7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02" officeooo:paragraph-rsid="000c4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dfc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0ec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cbaf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0f46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05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17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d7b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53f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f9d" officeooo:paragraph-rsid="001b62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f55" officeooo:paragraph-rsid="0019ef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323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3429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33a5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8dbc" officeooo:paragraph-rsid="00348d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360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75d" officeooo:paragraph-rsid="0047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6c5f" officeooo:paragraph-rsid="00496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9d6" officeooo:paragraph-rsid="004a7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170" officeooo:paragraph-rsid="004af1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682" officeooo:paragraph-rsid="004fb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1def" officeooo:paragraph-rsid="00531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5aa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f42d" officeooo:paragraph-rsid="005bf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rsid="000da98f" officeooo:paragraph-rsid="000da98f"/>
    </style:style>
    <style:style style:name="P63" style:family="paragraph" style:parent-style-name="Standard">
      <style:paragraph-properties fo:break-before="page"/>
      <style:text-properties officeooo:rsid="000da98f" officeooo:paragraph-rsid="000ecbaf"/>
    </style:style>
    <style:style style:name="P64" style:family="paragraph" style:parent-style-name="Standard">
      <style:text-properties officeooo:rsid="000da98f" officeooo:paragraph-rsid="000ecbaf"/>
    </style:style>
    <style:style style:name="P65" style:family="paragraph" style:parent-style-name="Standard">
      <style:paragraph-properties fo:break-before="page"/>
      <style:text-properties officeooo:rsid="000da98f" officeooo:paragraph-rsid="001b622d"/>
    </style:style>
    <style:style style:name="P66" style:family="paragraph" style:parent-style-name="Standard">
      <style:text-properties officeooo:rsid="000da98f" officeooo:paragraph-rsid="001b622d"/>
    </style:style>
    <style:style style:name="P67" style:family="paragraph" style:parent-style-name="Standard">
      <style:paragraph-properties fo:break-before="page"/>
      <style:text-properties officeooo:rsid="000da98f" officeooo:paragraph-rsid="00323429"/>
    </style:style>
    <style:style style:name="P68" style:family="paragraph" style:parent-style-name="Standard">
      <style:text-properties officeooo:rsid="000da98f" officeooo:paragraph-rsid="00323429"/>
    </style:style>
    <style:style style:name="P69" style:family="paragraph" style:parent-style-name="Standard">
      <style:paragraph-properties fo:break-before="page"/>
      <style:text-properties officeooo:rsid="000da98f" officeooo:paragraph-rsid="0047375d"/>
    </style:style>
    <style:style style:name="P70" style:family="paragraph" style:parent-style-name="Standard">
      <style:text-properties officeooo:rsid="000da98f" officeooo:paragraph-rsid="0047375d"/>
    </style:style>
    <style:style style:name="P71" style:family="paragraph" style:parent-style-name="Standard">
      <style:paragraph-properties fo:break-before="page"/>
      <style:text-properties officeooo:rsid="000da98f" officeooo:paragraph-rsid="00531def"/>
    </style:style>
    <style:style style:name="P72" style:family="paragraph" style:parent-style-name="Standard">
      <style:text-properties officeooo:rsid="002b917d" officeooo:paragraph-rsid="002b917d"/>
    </style:style>
    <style:style style:name="P73" style:family="paragraph" style:parent-style-name="Standard">
      <style:text-properties officeooo:rsid="000da98f" officeooo:paragraph-rsid="00531def"/>
    </style:style>
    <style:style style:name="P74" style:family="paragraph" style:parent-style-name="Standard">
      <style:paragraph-properties fo:break-before="page"/>
      <style:text-properties officeooo:rsid="000da98f" officeooo:paragraph-rsid="0062ad5c"/>
    </style:style>
    <style:style style:name="P75" style:family="paragraph" style:parent-style-name="Standard">
      <style:text-properties officeooo:rsid="000da98f" officeooo:paragraph-rsid="0062ad5c"/>
    </style:style>
    <style:style style:name="P76" style:family="paragraph" style:parent-style-name="Standard">
      <style:text-properties style:text-line-through-style="solid" style:text-line-through-type="single" officeooo:rsid="002b917d" officeooo:paragraph-rsid="002b917d"/>
    </style:style>
    <style:style style:name="P7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1b1" officeooo:paragraph-rsid="0013e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2cb" officeooo:paragraph-rsid="001382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b32" officeooo:paragraph-rsid="00172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78d" officeooo:paragraph-rsid="002187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9a1" officeooo:paragraph-rsid="0022a9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9fe" officeooo:paragraph-rsid="0024a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0c4" officeooo:paragraph-rsid="0029b0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bd5" officeooo:paragraph-rsid="0021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6d5" officeooo:paragraph-rsid="002596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e3fa" officeooo:paragraph-rsid="0028e3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3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def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4df1" officeooo:paragraph-rsid="003b4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f58" officeooo:paragraph-rsid="003b7f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3dda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dad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562a" officeooo:paragraph-rsid="003f5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6093" officeooo:paragraph-rsid="004060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4a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08c" officeooo:paragraph-rsid="0046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e8b8" officeooo:paragraph-rsid="0041e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b8a7" officeooo:paragraph-rsid="004eb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f9fb" officeooo:paragraph-rsid="004ff9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73b2" officeooo:paragraph-rsid="00517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7c9" officeooo:paragraph-rsid="00522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5f1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119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819a" officeooo:paragraph-rsid="0060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5237" officeooo:paragraph-rsid="006152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3c21" officeooo:paragraph-rsid="00623c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c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467d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5a00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56a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ad39" officeooo:paragraph-rsid="0063a5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e33" officeooo:paragraph-rsid="0062a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ce45" officeooo:paragraph-rsid="0062ce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9d6" officeooo:paragraph-rsid="004a79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6fc2" officeooo:paragraph-rsid="00646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ec38" officeooo:paragraph-rsid="0064e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a568" officeooo:paragraph-rsid="0066a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a5a0" officeooo:paragraph-rsid="0066a5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00d9" officeooo:paragraph-rsid="006700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e26c" officeooo:paragraph-rsid="0068e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801d" officeooo:paragraph-rsid="006c80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bc71"/>
    </style:style>
    <style:style style:name="T2" style:family="text">
      <style:text-properties officeooo:rsid="000a7414"/>
    </style:style>
    <style:style style:name="T3" style:family="text">
      <style:text-properties officeooo:rsid="000e98c0"/>
    </style:style>
    <style:style style:name="T4" style:family="text">
      <style:text-properties officeooo:rsid="000ecbaf"/>
    </style:style>
    <style:style style:name="T5" style:family="text">
      <style:text-properties officeooo:rsid="00129314"/>
    </style:style>
    <style:style style:name="T6" style:family="text">
      <style:text-properties officeooo:rsid="0016cbb8"/>
    </style:style>
    <style:style style:name="T7" style:family="text">
      <style:text-properties officeooo:rsid="0018ab69"/>
    </style:style>
    <style:style style:name="T8" style:family="text">
      <style:text-properties officeooo:rsid="001b622d"/>
    </style:style>
    <style:style style:name="T9" style:family="text">
      <style:text-properties officeooo:rsid="001c0971"/>
    </style:style>
    <style:style style:name="T10" style:family="text">
      <style:text-properties officeooo:rsid="001e2086"/>
    </style:style>
    <style:style style:name="T11" style:family="text">
      <style:text-properties officeooo:rsid="0024a907"/>
    </style:style>
    <style:style style:name="T12" style:family="text">
      <style:text-properties officeooo:rsid="0029b0c4"/>
    </style:style>
    <style:style style:name="T13" style:family="text">
      <style:text-properties officeooo:rsid="002c3bfb"/>
    </style:style>
    <style:style style:name="T14" style:family="text">
      <style:text-properties officeooo:rsid="002d9f8b"/>
    </style:style>
    <style:style style:name="T15" style:family="text">
      <style:text-properties officeooo:rsid="002ed21a"/>
    </style:style>
    <style:style style:name="T16" style:family="text">
      <style:text-properties officeooo:rsid="00323429"/>
    </style:style>
    <style:style style:name="T17" style:family="text">
      <style:text-properties officeooo:rsid="0033a56a"/>
    </style:style>
    <style:style style:name="T18" style:family="text">
      <style:text-properties officeooo:rsid="003b7f58"/>
    </style:style>
    <style:style style:name="T19" style:family="text">
      <style:text-properties officeooo:rsid="003d52c4"/>
    </style:style>
    <style:style style:name="T20" style:family="text">
      <style:text-properties officeooo:rsid="003ddad0"/>
    </style:style>
    <style:style style:name="T21" style:family="text">
      <style:text-properties officeooo:rsid="003f91cd"/>
    </style:style>
    <style:style style:name="T22" style:family="text">
      <style:text-properties officeooo:rsid="0044a48d"/>
    </style:style>
    <style:style style:name="T23" style:family="text">
      <style:text-properties officeooo:rsid="004651ac"/>
    </style:style>
    <style:style style:name="T24" style:family="text">
      <style:text-properties officeooo:rsid="0047375d"/>
    </style:style>
    <style:style style:name="T25" style:family="text">
      <style:text-properties officeooo:rsid="004893de"/>
    </style:style>
    <style:style style:name="T26" style:family="text">
      <style:text-properties officeooo:rsid="004a79d6"/>
    </style:style>
    <style:style style:name="T27" style:family="text">
      <style:text-properties officeooo:rsid="004cdd67"/>
    </style:style>
    <style:style style:name="T28" style:family="text">
      <style:text-properties officeooo:rsid="004cf68e"/>
    </style:style>
    <style:style style:name="T29" style:family="text">
      <style:text-properties officeooo:rsid="004ff9fb"/>
    </style:style>
    <style:style style:name="T30" style:family="text">
      <style:text-properties officeooo:rsid="005173b2"/>
    </style:style>
    <style:style style:name="T31" style:family="text">
      <style:text-properties officeooo:rsid="0051c698"/>
    </style:style>
    <style:style style:name="T32" style:family="text">
      <style:text-properties officeooo:rsid="0052916e"/>
    </style:style>
    <style:style style:name="T33" style:family="text">
      <style:text-properties officeooo:rsid="00531def"/>
    </style:style>
    <style:style style:name="T34" style:family="text">
      <style:text-properties officeooo:rsid="00546497"/>
    </style:style>
    <style:style style:name="T35" style:family="text">
      <style:text-properties officeooo:rsid="0054f255"/>
    </style:style>
    <style:style style:name="T36" style:family="text">
      <style:text-properties officeooo:rsid="005825af"/>
    </style:style>
    <style:style style:name="T37" style:family="text">
      <style:text-properties officeooo:rsid="005d3324"/>
    </style:style>
    <style:style style:name="T38" style:family="text">
      <style:text-properties officeooo:rsid="0060819a"/>
    </style:style>
    <style:style style:name="T39" style:family="text">
      <style:text-properties officeooo:rsid="0062ad5c"/>
    </style:style>
    <style:style style:name="T40" style:family="text">
      <style:text-properties officeooo:rsid="0063a5e5"/>
    </style:style>
    <style:style style:name="T41" style:family="text">
      <style:text-properties officeooo:rsid="0066a568"/>
    </style:style>
    <style:style style:name="T42" style:family="text">
      <style:text-properties officeooo:rsid="006700d9"/>
    </style:style>
    <style:style style:name="T43" style:family="text">
      <style:text-properties officeooo:rsid="0068e26c"/>
    </style:style>
    <style:style style:name="T44" style:family="text">
      <style:text-properties officeooo:rsid="0068ed5b"/>
    </style:style>
    <style:style style:name="T45" style:family="text">
      <style:text-properties officeooo:rsid="006ac9e1"/>
    </style:style>
    <style:style style:name="T46" style:family="text">
      <style:text-properties officeooo:rsid="006c801d"/>
    </style:style>
    <style:style style:name="T47" style:family="text">
      <style:text-properties officeooo:rsid="006d4a9c"/>
    </style:style>
    <style:style style:name="T48" style:family="text">
      <style:text-properties officeooo:rsid="006e976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Actor</text:p>
          </table:table-cell>
          <table:table-cell table:style-name="Table1.C1" office:value-type="string">
            <text:p text:style-name="P4">Comment</text:p>
          </table:table-cell>
        </table:table-row>
        <table:table-row>
          <table:table-cell table:style-name="Table1.A2" office:value-type="string">
            <text:p text:style-name="P4">Primary</text:p>
          </table:table-cell>
          <table:table-cell table:style-name="Table1.A2" office:value-type="string">
            <text:p text:style-name="P4">Employee<text:span text:style-name="T1">s</text:span></text:p>
          </table:table-cell>
          <table:table-cell table:style-name="Table1.C2" office:value-type="string">
            <text:p text:style-name="P5">These are employees that are employed by the owner of the system. <text:s/>This encompasses full time, part time, and contracted employee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Administrators</text:p>
          </table:table-cell>
          <table:table-cell table:style-name="Table1.C2" office:value-type="string">
            <text:p text:style-name="P8">System owners and super users that will perform administrative tasks on the system</text:p>
          </table:table-cell>
        </table:table-row>
        <table:table-row table:style-name="Table1.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Customers</text:p>
          </table:table-cell>
          <table:table-cell table:style-name="Table1.C2" office:value-type="string">
            <text:p text:style-name="P8">Clients of the owners that will use external applications of the owners and require authentication</text:p>
          </table:table-cell>
        </table:table-row>
        <table:table-row>
          <table:table-cell table:style-name="Table1.A2" office:value-type="string">
            <text:p text:style-name="P4">Secondary</text:p>
          </table:table-cell>
          <table:table-cell table:style-name="Table1.A2" office:value-type="string">
            <text:p text:style-name="P4">Log System</text:p>
          </table:table-cell>
          <table:table-cell table:style-name="Table1.C2" office:value-type="string">
            <text:p text:style-name="P9">Logging system or subsystem to allow for error tracing or to help identify malicious inten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Data Storage System</text:p>
          </table:table-cell>
          <table:table-cell table:style-name="Table1.C2" office:value-type="string">
            <text:p text:style-name="P9">Storage system or subsystem that will be used to store information from the system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MFA Provider</text:p>
          </table:table-cell>
          <table:table-cell table:style-name="Table1.C2" office:value-type="string">
            <text:p text:style-name="P9">Multi-factor authentication provider that will be utilized to support MFA/2FA</text:p>
          </table:table-cell>
        </table:table-row>
        <table:table-row table:style-name="Table1.4">
          <table:table-cell table:style-name="Table1.A2" office:value-type="string">
            <text:p text:style-name="P7">Offstage</text:p>
          </table:table-cell>
          <table:table-cell table:style-name="Table1.A2" office:value-type="string">
            <text:p text:style-name="P5"><text:span text:style-name="T2">A</text:span>uthorization System</text:p>
          </table:table-cell>
          <table:table-cell table:style-name="Table1.C2" office:value-type="string">
            <text:p text:style-name="P8">External system/subsystem that will apply appropriate permissions following successful authentic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External Applications</text:p>
          </table:table-cell>
          <table:table-cell table:style-name="Table1.C2" office:value-type="string">
            <text:p text:style-name="P6">Applications that will utilize this system for authentication</text:p>
          </table:table-cell>
        </table:table-row>
      </table:table>
      <text:p text:style-name="Standard"/>
      <text:p text:style-name="Standard"/>
      <text:p text:style-name="P62">Use Case <text:span text:style-name="T3">Template</text:span></text:p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0">Use Case Section</text:p>
          </table:table-cell>
          <table:table-cell table:style-name="Table2.B1" office:value-type="string">
            <text:p text:style-name="P46">Description</text:p>
          </table:table-cell>
        </table:table-row>
        <table:table-row>
          <table:table-cell table:style-name="Table2.A2" office:value-type="string">
            <text:p text:style-name="P10">Use Case Name</text:p>
          </table:table-cell>
          <table:table-cell table:style-name="Table2.B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10">Scop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Level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imary Actor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takeholders and Interest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Precondit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uccess Guarantee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Main Success Scenario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Extensions</text:p>
          </table:table-cell>
          <table:table-cell table:style-name="Table2.B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0">Special Requirements</text:p>
          </table:table-cell>
          <table:table-cell table:style-name="Table2.B2" office:value-type="string">
            <text:p text:style-name="P1"/>
          </table:table-cell>
        </table:table-row>
      </table:table>
      <text:p text:style-name="P62"/>
      <text:p text:style-name="P63">Use Case <text:span text:style-name="T4">1</text:span>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11">Use Case Section</text:p>
          </table:table-cell>
          <table:table-cell table:style-name="Table3.B1" office:value-type="string">
            <text:p text:style-name="P46">Description</text:p>
          </table:table-cell>
        </table:table-row>
        <table:table-row>
          <table:table-cell table:style-name="Table3.A2" office:value-type="string">
            <text:p text:style-name="P11">Use Case Name</text:p>
          </table:table-cell>
          <table:table-cell table:style-name="Table3.B2" office:value-type="string">
            <text:p text:style-name="P16">Authenticate Login Credentials</text:p>
          </table:table-cell>
        </table:table-row>
        <table:table-row>
          <table:table-cell table:style-name="Table3.A2" office:value-type="string">
            <text:p text:style-name="P11">Scope</text:p>
          </table:table-cell>
          <table:table-cell table:style-name="Table3.B2" office:value-type="string">
            <text:p text:style-name="P18">Secure Authentication System</text:p>
          </table:table-cell>
        </table:table-row>
        <table:table-row>
          <table:table-cell table:style-name="Table3.A2" office:value-type="string">
            <text:p text:style-name="P11">Level</text:p>
          </table:table-cell>
          <table:table-cell table:style-name="Table3.B2" office:value-type="string">
            <text:p text:style-name="P23">Sub function</text:p>
          </table:table-cell>
        </table:table-row>
        <table:table-row>
          <table:table-cell table:style-name="Table3.A2" office:value-type="string">
            <text:p text:style-name="P11">Primary Actor</text:p>
          </table:table-cell>
          <table:table-cell table:style-name="Table3.B2" office:value-type="string">
            <text:p text:style-name="P23">Employee</text:p>
          </table:table-cell>
        </table:table-row>
        <table:table-row>
          <table:table-cell table:style-name="Table3.A2" office:value-type="string">
            <text:p text:style-name="P11">Stakeholders and Interests</text:p>
          </table:table-cell>
          <table:table-cell table:style-name="Table3.B2" office:value-type="string">
            <text:p text:style-name="P23">Employee: <text:s/>Wants to log into email client to view and send an email</text:p>
            <text:p text:style-name="P55"/>
            <text:p text:style-name="P55">Data Store: <text:s/>Storage location for authentication credentials</text:p>
            <text:p text:style-name="P55"/>
            <text:p text:style-name="P116">MFA Subsystem: <text:s/>Provides OTP for User</text:p>
            <text:p text:style-name="P55"/>
            <text:p text:style-name="P28">External Application: <text:s/>The email client that uses the system <text:span text:style-name="T5">for authentication</text:span></text:p>
          </table:table-cell>
        </table:table-row>
        <table:table-row>
          <table:table-cell table:style-name="Table3.A2" office:value-type="string">
            <text:p text:style-name="P11">Preconditions</text:p>
          </table:table-cell>
          <table:table-cell table:style-name="Table3.B2" office:value-type="string">
            <text:p text:style-name="P2">-</text:p>
          </table:table-cell>
        </table:table-row>
        <table:table-row>
          <table:table-cell table:style-name="Table3.A2" office:value-type="string">
            <text:p text:style-name="P11">Success Guarantee</text:p>
          </table:table-cell>
          <table:table-cell table:style-name="Table3.B2" office:value-type="string">
            <text:p text:style-name="P23">Employee is authenticated</text:p>
          </table:table-cell>
        </table:table-row>
        <table:table-row>
          <table:table-cell table:style-name="Table3.A2" office:value-type="string">
            <text:p text:style-name="P11">Main Success Scenario</text:p>
          </table:table-cell>
          <table:table-cell table:style-name="Table3.B2" office:value-type="string">
            <text:list text:style-name="L1">
              <text:list-item>
                <text:p text:style-name="P77">The email client establishes a secured, private connection to the system</text:p>
              </text:list-item>
              <text:list-item>
                <text:p text:style-name="P78">Email client provides the system with username and password </text:p>
              </text:list-item>
              <text:list-item>
                <text:p text:style-name="P77">The system verifies that the user exists in its data store</text:p>
              </text:list-item>
              <text:list-item>
                <text:p text:style-name="P77">The system verifies that the supplied password is equivalent to the password hash stored in the data store with the user</text:p>
              </text:list-item>
              <text:list-item>
                <text:p text:style-name="P79">The system asks the client for a OTP</text:p>
              </text:list-item>
              <text:list-item>
                <text:p text:style-name="P79">The email client asks the Employee for a OTP, and the employee provides the OTP to the email client</text:p>
              </text:list-item>
              <text:list-item>
                <text:p text:style-name="P79">The email client provides the OTP to the system</text:p>
              </text:list-item>
              <text:list-item>
                <text:p text:style-name="P79">The system creates a OTP request to the MFA subsystem and provides the OTP to the MFA subsystem</text:p>
              </text:list-item>
              <text:list-item>
                <text:p text:style-name="P79">The MFA subsystem responds indicating that the OTP is correct</text:p>
              </text:list-item>
              <text:list-item>
                <text:p text:style-name="P79">The system informs the email client that the authentication was successful</text:p>
              </text:list-item>
            </text:list>
          </table:table-cell>
        </table:table-row>
        <table:table-row>
          <table:table-cell table:style-name="Table3.A2" office:value-type="string">
            <text:p text:style-name="P11">Extensions</text:p>
          </table:table-cell>
          <table:table-cell table:style-name="Table3.B2" office:value-type="string">
            <text:p text:style-name="P33">User does not exist:</text:p>
            <text:p text:style-name="P33">3a. The system does not find the User in the data store</text:p>
            <text:p text:style-name="P33">3b. The system returns an error to the client indicating that the user does not exist</text:p>
            <text:p text:style-name="P33"/>
            <text:p text:style-name="P33">User password is incorrect:</text:p>
            <text:p text:style-name="P33"><text:span text:style-name="T6">4</text:span>a. <text:span text:style-name="T7">The system returns an error to the client indicating that the password is incorrect</text:span></text:p>
            <text:p text:style-name="P33"/>
            <text:p text:style-name="P35">User provides incorrect OTP:</text:p>
            <text:p text:style-name="P35">9a. The MFA subsystem responds indicating an incorrect OTP</text:p>
            <text:p text:style-name="P35">9b. The system informs the email client of the incorrect OTP</text:p>
          </table:table-cell>
        </table:table-row>
        <text:soft-page-break/>
        <table:table-row>
          <table:table-cell table:style-name="Table3.A2" office:value-type="string">
            <text:p text:style-name="P11">Special Requirements</text:p>
          </table:table-cell>
          <table:table-cell table:style-name="Table3.B2" office:value-type="string">
            <text:p text:style-name="P2">-</text:p>
          </table:table-cell>
        </table:table-row>
      </table:table>
      <text:p text:style-name="P64"/>
      <text:p text:style-name="P65">Use Case <text:span text:style-name="T8">2</text:span></text:p>
      <text:p text:style-name="P76">This use case scenario is applicable as it allows a user who generated their private and public keys through the system to authenticate to any network device on the system with their private key. <text:s/><text:span text:style-name="T13">The SSH Server systems will simply need to check that the public key is the same (and can therefore be used to encrypt messages). <text:s/>Even if an attacker fabricated or stole the public key, they could not decrypt information from the SSH server.</text:span></text:p>
      <text:p text:style-name="P72"/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12">Use Case Section</text:p>
          </table:table-cell>
          <table:table-cell table:style-name="Table4.B1" office:value-type="string">
            <text:p text:style-name="P46">Description</text:p>
          </table:table-cell>
        </table:table-row>
        <table:table-row>
          <table:table-cell table:style-name="Table4.A2" office:value-type="string">
            <text:p text:style-name="P12">Use Case Name</text:p>
          </table:table-cell>
          <table:table-cell table:style-name="Table4.B2" office:value-type="string">
            <text:p text:style-name="P17">Authenticate <text:span text:style-name="T9">SSH Keys</text:span></text:p>
          </table:table-cell>
        </table:table-row>
        <table:table-row>
          <table:table-cell table:style-name="Table4.A2" office:value-type="string">
            <text:p text:style-name="P12">Scope</text:p>
          </table:table-cell>
          <table:table-cell table:style-name="Table4.B2" office:value-type="string">
            <text:p text:style-name="P19">Secure Authentication System</text:p>
          </table:table-cell>
        </table:table-row>
        <table:table-row>
          <table:table-cell table:style-name="Table4.A2" office:value-type="string">
            <text:p text:style-name="P12">Level</text:p>
          </table:table-cell>
          <table:table-cell table:style-name="Table4.B2" office:value-type="string">
            <text:p text:style-name="P24">Sub function</text:p>
          </table:table-cell>
        </table:table-row>
        <table:table-row>
          <table:table-cell table:style-name="Table4.A2" office:value-type="string">
            <text:p text:style-name="P12">Primary Actor</text:p>
          </table:table-cell>
          <table:table-cell table:style-name="Table4.B2" office:value-type="string">
            <text:p text:style-name="P24">Employee</text:p>
          </table:table-cell>
        </table:table-row>
        <table:table-row>
          <table:table-cell table:style-name="Table4.A2" office:value-type="string">
            <text:p text:style-name="P12">Stakeholders and Interests</text:p>
          </table:table-cell>
          <table:table-cell table:style-name="Table4.B2" office:value-type="string">
            <text:p text:style-name="P24">Employee: <text:s/>Wants to log into <text:span text:style-name="T9">a network switch to diagnose network troubles</text:span></text:p>
            <text:p text:style-name="P24"/>
            <text:p text:style-name="P56">Data Store: <text:s/>Storage location for SSH keys</text:p>
            <text:p text:style-name="P24"/>
            <text:p text:style-name="P29">External Application: <text:s/><text:span text:style-name="T9">The SSH Server that will be </text:span><text:span text:style-name="T10">allowing </text:span><text:span text:style-name="T9">the user </text:span><text:span text:style-name="T10">to connect to the switch</text:span></text:p>
          </table:table-cell>
        </table:table-row>
        <table:table-row>
          <table:table-cell table:style-name="Table4.A2" office:value-type="string">
            <text:p text:style-name="P12">Preconditions</text:p>
          </table:table-cell>
          <table:table-cell table:style-name="Table4.B2" office:value-type="string">
            <text:p text:style-name="P3">-</text:p>
          </table:table-cell>
        </table:table-row>
        <table:table-row>
          <table:table-cell table:style-name="Table4.A2" office:value-type="string">
            <text:p text:style-name="P12">Success Guarantee</text:p>
          </table:table-cell>
          <table:table-cell table:style-name="Table4.B2" office:value-type="string">
            <text:p text:style-name="P24">Employee is authenticated</text:p>
          </table:table-cell>
        </table:table-row>
        <table:table-row>
          <table:table-cell table:style-name="Table4.A2" office:value-type="string">
            <text:p text:style-name="P12">Main Success Scenario</text:p>
          </table:table-cell>
          <table:table-cell table:style-name="Table4.B2" office:value-type="string">
            <text:list xml:id="list174050319146421" text:continue-numbering="true" text:style-name="L1">
              <text:list-item text:start-value="1">
                <text:p text:style-name="P80">The SSH Server establishes a secured, private connection to the system</text:p>
              </text:list-item>
              <text:list-item>
                <text:p text:style-name="P81">The SSH Server provides the system with the <text:span text:style-name="T11">employee’s username</text:span></text:p>
              </text:list-item>
              <text:list-item>
                <text:p text:style-name="P82">The system verifies that the user exists in the data store</text:p>
              </text:list-item>
              <text:list-item>
                <text:p text:style-name="P82">The system verifies that the user has a public key in the data store</text:p>
              </text:list-item>
              <text:list-item>
                <text:p text:style-name="P83">The system verifies that the supplied public key is the same as the public key in the data store</text:p>
              </text:list-item>
              <text:list-item>
                <text:p text:style-name="P84">The system <text:span text:style-name="T14">informs the SSH Server that the public key is correct and can be </text:span><text:span text:style-name="T15">added to the trust store</text:span></text:p>
              </text:list-item>
              <text:list-item>
                <text:p text:style-name="P85">The SSH Server then adds the public key to its local trust store</text:p>
              </text:list-item>
              <text:list-item>
                <text:p text:style-name="P86">The SSH Server performs SSH Key authentication with the employee</text:p>
              </text:list-item>
            </text:list>
          </table:table-cell>
        </table:table-row>
        <table:table-row>
          <table:table-cell table:style-name="Table4.A2" office:value-type="string">
            <text:p text:style-name="P12">Extensions</text:p>
          </table:table-cell>
          <table:table-cell table:style-name="Table4.B2" office:value-type="string">
            <text:p text:style-name="P34">User does not exist:</text:p>
            <text:p text:style-name="P34">3a. The system does not find the User in the data store</text:p>
            <text:p text:style-name="P34">3b. The system returns an error to the client indicating that the user does not exist</text:p>
            <text:p text:style-name="P34"/>
            <text:p text:style-name="P34">User <text:span text:style-name="T12">public key</text:span> is incorrect:</text:p>
            <text:p text:style-name="P34"><text:span text:style-name="T6">4</text:span>a. <text:span text:style-name="T7">The system returns an error to the client indicating that the </text:span><text:span text:style-name="T12">public key is incorrect and should not be added to the trust store</text:span></text:p>
          </table:table-cell>
        </table:table-row>
        <table:table-row>
          <table:table-cell table:style-name="Table4.A2" office:value-type="string">
            <text:p text:style-name="P12">Special Requirements</text:p>
          </table:table-cell>
          <table:table-cell table:style-name="Table4.B2" office:value-type="string">
            <text:p text:style-name="P3">-</text:p>
          </table:table-cell>
        </table:table-row>
      </table:table>
      <text:p text:style-name="P66"/>
      <text:p text:style-name="P67">Use Case <text:span text:style-name="T16">3</text:span></text:p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13">Use Case Section</text:p>
          </table:table-cell>
          <table:table-cell table:style-name="Table5.B1" office:value-type="string">
            <text:p text:style-name="P46">Description</text:p>
          </table:table-cell>
        </table:table-row>
        <table:table-row>
          <table:table-cell table:style-name="Table5.A2" office:value-type="string">
            <text:p text:style-name="P13">Use Case Name</text:p>
          </table:table-cell>
          <table:table-cell table:style-name="Table5.B2" office:value-type="string">
            <text:p text:style-name="P36">Connect API</text:p>
          </table:table-cell>
        </table:table-row>
        <table:table-row>
          <table:table-cell table:style-name="Table5.A2" office:value-type="string">
            <text:p text:style-name="P13">Scope</text:p>
          </table:table-cell>
          <table:table-cell table:style-name="Table5.B2" office:value-type="string">
            <text:p text:style-name="P20">Secure Authentication System</text:p>
          </table:table-cell>
        </table:table-row>
        <table:table-row>
          <table:table-cell table:style-name="Table5.A2" office:value-type="string">
            <text:p text:style-name="P13">Level</text:p>
          </table:table-cell>
          <table:table-cell table:style-name="Table5.B2" office:value-type="string">
            <text:p text:style-name="P25">Sub function</text:p>
          </table:table-cell>
        </table:table-row>
        <table:table-row>
          <table:table-cell table:style-name="Table5.A2" office:value-type="string">
            <text:p text:style-name="P13">Primary Actor</text:p>
          </table:table-cell>
          <table:table-cell table:style-name="Table5.B2" office:value-type="string">
            <text:p text:style-name="P36">System Administrator</text:p>
          </table:table-cell>
        </table:table-row>
        <table:table-row>
          <table:table-cell table:style-name="Table5.A2" office:value-type="string">
            <text:p text:style-name="P13">Stakeholders and Interests</text:p>
          </table:table-cell>
          <table:table-cell table:style-name="Table5.B2" office:value-type="string">
            <text:p text:style-name="P42">System Administrator <text:span text:style-name="T18">(Admin)</text:span>: <text:s/>Responsible for administering the system, such as integrating external services</text:p>
            <text:p text:style-name="P25"/>
            <text:p text:style-name="P25">Employee: <text:s/><text:span text:style-name="T16">Developer with a new API that requires tokens in order t</text:span><text:span text:style-name="T17">o use</text:span></text:p>
            <text:p text:style-name="P25"/>
            <text:p text:style-name="P54">Data Store: <text:s/><text:span text:style-name="T26">Storage location for App </text:span><text:span text:style-name="T27">authentication information</text:span></text:p>
            <text:p text:style-name="P39"/>
            <text:p text:style-name="P30">External Application <text:span text:style-name="T20">(App)</text:span>: <text:s/><text:span text:style-name="T17">Created by developer that will request new tokens from the system</text:span></text:p>
          </table:table-cell>
        </table:table-row>
        <table:table-row>
          <table:table-cell table:style-name="Table5.A2" office:value-type="string">
            <text:p text:style-name="P13">Preconditions</text:p>
          </table:table-cell>
          <table:table-cell table:style-name="Table5.B2" office:value-type="string">
            <text:list xml:id="list3277301503" text:style-name="L2">
              <text:list-item>
                <text:p text:style-name="P87">System Administrator is logged in</text:p>
              </text:list-item>
              <text:list-item>
                <text:p text:style-name="P89">Employee’s application is ready to request and receive tokens</text:p>
              </text:list-item>
            </text:list>
          </table:table-cell>
        </table:table-row>
        <table:table-row>
          <table:table-cell table:style-name="Table5.A2" office:value-type="string">
            <text:p text:style-name="P13">Success Guarantee</text:p>
          </table:table-cell>
          <table:table-cell table:style-name="Table5.B2" office:value-type="string">
            <text:p text:style-name="P52">System administrator retrieves ID and Secret for <text:span text:style-name="T21">App</text:span></text:p>
          </table:table-cell>
        </table:table-row>
        <table:table-row>
          <table:table-cell table:style-name="Table5.A2" office:value-type="string">
            <text:p text:style-name="P13">Main Success Scenario</text:p>
          </table:table-cell>
          <table:table-cell table:style-name="Table5.B2" office:value-type="string">
            <text:list text:continue-list="list174050319146421" text:style-name="L1">
              <text:list-item text:start-value="1">
                <text:p text:style-name="P90">Admin <text:span text:style-name="T19">opens </text:span><text:span text:style-name="T20">the “Administration” page</text:span></text:p>
              </text:list-item>
              <text:list-item>
                <text:p text:style-name="P91">Admin enters <text:span text:style-name="T21">App name</text:span></text:p>
              </text:list-item>
              <text:list-item>
                <text:p text:style-name="P93">Admin designates the <text:span text:style-name="T29">a</text:span>pp as an API that will need Tokens</text:p>
              </text:list-item>
              <text:list-item>
                <text:p text:style-name="P94">Admin enters <text:span text:style-name="T29">the a</text:span>pp resources that require authentication</text:p>
              </text:list-item>
              <text:list-item>
                <text:p text:style-name="P94">Admin selects ‘Save’</text:p>
              </text:list-item>
              <text:list-item>
                <text:p text:style-name="P95">System generates ID and Secret</text:p>
              </text:list-item>
              <text:list-item>
                <text:p text:style-name="P96"><text:span text:style-name="T22">System adds salt to ID and Secret, and then the system </text:span><text:span text:style-name="T23">h</text:span><text:span text:style-name="T22">ashes </text:span><text:span text:style-name="T23">the ID and Secret.</text:span></text:p>
              </text:list-item>
              <text:list-item>
                <text:p text:style-name="P96"><text:span text:style-name="T23">The system </text:span>save<text:span text:style-name="T23">s</text:span> <text:span text:style-name="T23">the ID, Secret, App Name, and resources</text:span> to the Data store</text:p>
              </text:list-item>
              <text:list-item>
                <text:p text:style-name="P97">System displays <text:span text:style-name="T23">the original </text:span>ID and Secret to Administrator</text:p>
              </text:list-item>
            </text:list>
          </table:table-cell>
        </table:table-row>
        <table:table-row>
          <table:table-cell table:style-name="Table5.A2" office:value-type="string">
            <text:p text:style-name="P13">Extensions</text:p>
          </table:table-cell>
          <table:table-cell table:style-name="Table5.B2" office:value-type="string">
            <text:p text:style-name="P49">-</text:p>
          </table:table-cell>
        </table:table-row>
        <table:table-row>
          <table:table-cell table:style-name="Table5.A2" office:value-type="string">
            <text:p text:style-name="P13">Special Requirements</text:p>
          </table:table-cell>
          <table:table-cell table:style-name="Table5.B2" office:value-type="string">
            <text:p text:style-name="P43">OAuth 2.0 Authentication</text:p>
          </table:table-cell>
        </table:table-row>
      </table:table>
      <text:p text:style-name="P68"/>
      <text:p text:style-name="P69">Use Case <text:span text:style-name="T24">4</text:span></text:p>
      <table:table table:name="Table6" table:style-name="Table6" table:template-name="Default Style">
        <table:table-column table:style-name="Table6.A"/>
        <table:table-column table:style-name="Table6.B"/>
        <table:table-row>
          <table:table-cell table:style-name="Table6.A1" office:value-type="string">
            <text:p text:style-name="P14">Use Case Section</text:p>
          </table:table-cell>
          <table:table-cell table:style-name="Table6.B1" office:value-type="string">
            <text:p text:style-name="P47">Description</text:p>
          </table:table-cell>
        </table:table-row>
        <table:table-row>
          <table:table-cell table:style-name="Table6.A2" office:value-type="string">
            <text:p text:style-name="P14">Use Case Name</text:p>
          </table:table-cell>
          <table:table-cell table:style-name="Table6.B2" office:value-type="string">
            <text:p text:style-name="P53"><text:span text:style-name="T25">Generate Access</text:span> Token<text:span text:style-name="T25">s</text:span></text:p>
          </table:table-cell>
        </table:table-row>
        <table:table-row>
          <table:table-cell table:style-name="Table6.A2" office:value-type="string">
            <text:p text:style-name="P14">Scope</text:p>
          </table:table-cell>
          <table:table-cell table:style-name="Table6.B2" office:value-type="string">
            <text:p text:style-name="P21">Secure Authentication System</text:p>
          </table:table-cell>
        </table:table-row>
        <table:table-row>
          <table:table-cell table:style-name="Table6.A2" office:value-type="string">
            <text:p text:style-name="P14">Level</text:p>
          </table:table-cell>
          <table:table-cell table:style-name="Table6.B2" office:value-type="string">
            <text:p text:style-name="P26">Sub function</text:p>
          </table:table-cell>
        </table:table-row>
        <table:table-row>
          <table:table-cell table:style-name="Table6.A2" office:value-type="string">
            <text:p text:style-name="P14">Primary Actor</text:p>
          </table:table-cell>
          <table:table-cell table:style-name="Table6.B2" office:value-type="string">
            <text:p text:style-name="P37">System Administrator</text:p>
          </table:table-cell>
        </table:table-row>
        <table:table-row>
          <table:table-cell table:style-name="Table6.A2" office:value-type="string">
            <text:p text:style-name="P14">Stakeholders and Interests</text:p>
          </table:table-cell>
          <table:table-cell table:style-name="Table6.B2" office:value-type="string">
            <text:p text:style-name="P26">Employee: <text:s/><text:span text:style-name="T16">Developer with a new API that requires tokens in order t</text:span><text:span text:style-name="T17">o use</text:span></text:p>
            <text:p text:style-name="P26"/>
            <text:p text:style-name="P40"><text:span text:style-name="T28">Data</text:span> Store: <text:s/><text:span text:style-name="T28">Storage location for tokens and App authentication information</text:span></text:p>
            <text:p text:style-name="P40"/>
            <text:p text:style-name="P31">External Application <text:span text:style-name="T20">(App)</text:span>: <text:s/><text:span text:style-name="T35">Application that is using the system to generate and manage access tokens</text:span></text:p>
          </table:table-cell>
        </table:table-row>
        <table:table-row>
          <table:table-cell table:style-name="Table6.A2" office:value-type="string">
            <text:p text:style-name="P14">Preconditions</text:p>
          </table:table-cell>
          <table:table-cell table:style-name="Table6.B2" office:value-type="string">
            <text:list text:continue-list="list3277301503" text:style-name="L2">
              <text:list-item>
                <text:p text:style-name="P98"><text:span text:style-name="T31">The a</text:span>pp is connected to the system</text:p>
              </text:list-item>
            </text:list>
          </table:table-cell>
        </table:table-row>
        <table:table-row>
          <table:table-cell table:style-name="Table6.A2" office:value-type="string">
            <text:p text:style-name="P14">Success Guarantee</text:p>
          </table:table-cell>
          <table:table-cell table:style-name="Table6.B2" office:value-type="string">
            <text:p text:style-name="P57">App receives an access token</text:p>
          </table:table-cell>
        </table:table-row>
        <table:table-row>
          <table:table-cell table:style-name="Table6.A2" office:value-type="string">
            <text:p text:style-name="P14">Main Success Scenario</text:p>
          </table:table-cell>
          <table:table-cell table:style-name="Table6.B2" office:value-type="string">
            <text:list text:style-name="L3">
              <text:list-item>
                <text:p text:style-name="P99">The <text:span text:style-name="T30">a</text:span>pp requests <text:span text:style-name="T30">a new token from the system</text:span></text:p>
              </text:list-item>
              <text:list-item>
                <text:p text:style-name="P100">The system requests authentication details from the app</text:p>
              </text:list-item>
              <text:list-item>
                <text:p text:style-name="P100">The app sends the authentication details to the system</text:p>
              </text:list-item>
              <text:list-item>
                <text:p text:style-name="P101">The system verifies the authentication details of the app</text:p>
              </text:list-item>
              <text:list-item>
                <text:p text:style-name="P101">The system generates a new <text:span text:style-name="T32">access</text:span> token and provides it to the app</text:p>
              </text:list-item>
            </text:list>
          </table:table-cell>
        </table:table-row>
        <table:table-row>
          <table:table-cell table:style-name="Table6.A2" office:value-type="string">
            <text:p text:style-name="P14">Extensions</text:p>
          </table:table-cell>
          <table:table-cell table:style-name="Table6.B2" office:value-type="string">
            <text:p text:style-name="P50">-</text:p>
          </table:table-cell>
        </table:table-row>
        <table:table-row>
          <table:table-cell table:style-name="Table6.A2" office:value-type="string">
            <text:p text:style-name="P14">Special Requirements</text:p>
          </table:table-cell>
          <table:table-cell table:style-name="Table6.B2" office:value-type="string">
            <text:p text:style-name="P44">OAuth 2.0 Authentication</text:p>
          </table:table-cell>
        </table:table-row>
      </table:table>
      <text:p text:style-name="P70"/>
      <text:p text:style-name="P71">Use Case <text:span text:style-name="T33">5</text:span></text:p>
      <table:table table:name="Table7" table:style-name="Table7" table:template-name="Default Style">
        <table:table-column table:style-name="Table7.A"/>
        <table:table-column table:style-name="Table7.B"/>
        <table:table-row>
          <table:table-cell table:style-name="Table7.A1" office:value-type="string">
            <text:p text:style-name="P15">Use Case Section</text:p>
          </table:table-cell>
          <table:table-cell table:style-name="Table7.B1" office:value-type="string">
            <text:p text:style-name="P48">Description</text:p>
          </table:table-cell>
        </table:table-row>
        <table:table-row>
          <table:table-cell table:style-name="Table7.A2" office:value-type="string">
            <text:p text:style-name="P15">Use Case Name</text:p>
          </table:table-cell>
          <table:table-cell table:style-name="Table7.B2" office:value-type="string">
            <text:p text:style-name="P58">Account Creation</text:p>
          </table:table-cell>
        </table:table-row>
        <table:table-row>
          <table:table-cell table:style-name="Table7.A2" office:value-type="string">
            <text:p text:style-name="P15">Scope</text:p>
          </table:table-cell>
          <table:table-cell table:style-name="Table7.B2" office:value-type="string">
            <text:p text:style-name="P22">Secure Authentication System</text:p>
          </table:table-cell>
        </table:table-row>
        <table:table-row>
          <table:table-cell table:style-name="Table7.A2" office:value-type="string">
            <text:p text:style-name="P15">Level</text:p>
          </table:table-cell>
          <table:table-cell table:style-name="Table7.B2" office:value-type="string">
            <text:p text:style-name="P27">Sub function</text:p>
          </table:table-cell>
        </table:table-row>
        <table:table-row>
          <table:table-cell table:style-name="Table7.A2" office:value-type="string">
            <text:p text:style-name="P15">Primary Actor</text:p>
          </table:table-cell>
          <table:table-cell table:style-name="Table7.B2" office:value-type="string">
            <text:p text:style-name="P38">System Administrator</text:p>
          </table:table-cell>
        </table:table-row>
        <table:table-row>
          <table:table-cell table:style-name="Table7.A2" office:value-type="string">
            <text:p text:style-name="P15">Stakeholders and Interests</text:p>
          </table:table-cell>
          <table:table-cell table:style-name="Table7.B2" office:value-type="string">
            <text:p text:style-name="P27"><text:span text:style-name="T36">System Administrator </text:span><text:span text:style-name="T37">(Admin)</text:span>: <text:s/><text:span text:style-name="T16">Developer with a new API that requires tokens in order t</text:span><text:span text:style-name="T17">o use</text:span></text:p>
            <text:p text:style-name="P27"/>
            <text:p text:style-name="P41"><text:span text:style-name="T28">Data</text:span> Store: <text:s/><text:span text:style-name="T28">Storage location for </text:span><text:span text:style-name="T36">accounts and account information</text:span></text:p>
            <text:p text:style-name="P41"/>
            <text:p text:style-name="P32">External Application <text:span text:style-name="T20">(App)</text:span>: <text:s/><text:span text:style-name="T34">Application that is using the system for authentication</text:span></text:p>
            <text:p text:style-name="P32"/>
            <text:p text:style-name="P59">Employee: <text:s/>New hire that needs access to company assets</text:p>
          </table:table-cell>
        </table:table-row>
        <table:table-row>
          <table:table-cell table:style-name="Table7.A2" office:value-type="string">
            <text:p text:style-name="P15">Preconditions</text:p>
          </table:table-cell>
          <table:table-cell table:style-name="Table7.B2" office:value-type="string">
            <text:p text:style-name="P60">System Administrator is logged in</text:p>
          </table:table-cell>
        </table:table-row>
        <table:table-row>
          <table:table-cell table:style-name="Table7.A2" office:value-type="string">
            <text:p text:style-name="P15">Success Guarantee</text:p>
          </table:table-cell>
          <table:table-cell table:style-name="Table7.B2" office:value-type="string">
            <text:p text:style-name="P61">The new account is saved to the data store</text:p>
          </table:table-cell>
        </table:table-row>
        <table:table-row>
          <table:table-cell table:style-name="Table7.A2" office:value-type="string">
            <text:p text:style-name="P15">Main Success Scenario</text:p>
          </table:table-cell>
          <table:table-cell table:style-name="Table7.B2" office:value-type="string">
            <text:list text:style-name="L4">
              <text:list-item>
                <text:p text:style-name="P102">The admin <text:span text:style-name="T38">opens the</text:span> “Administration” <text:span text:style-name="T38">page</text:span></text:p>
              </text:list-item>
              <text:list-item>
                <text:p text:style-name="P104">The admin selects “New User”</text:p>
              </text:list-item>
              <text:list-item>
                <text:p text:style-name="P104">The system returns the New User form</text:p>
              </text:list-item>
              <text:list-item>
                <text:p text:style-name="P104">The admin enters the employees necessary information into the form including full name, job title, organization, username and password</text:p>
              </text:list-item>
              <text:list-item>
                <text:p text:style-name="P104">The admin indicates that the password needs changed on login</text:p>
              </text:list-item>
              <text:list-item>
                <text:p text:style-name="P105">The admin indicates that the user will use MFA</text:p>
              </text:list-item>
              <text:list-item>
                <text:p text:style-name="P106">The admin clicks ‘Save’</text:p>
              </text:list-item>
              <text:list-item>
                <text:p text:style-name="P106">The system saves the users information to the database</text:p>
              </text:list-item>
            </text:list>
          </table:table-cell>
        </table:table-row>
        <table:table-row>
          <table:table-cell table:style-name="Table7.A2" office:value-type="string">
            <text:p text:style-name="P15">Extensions</text:p>
          </table:table-cell>
          <table:table-cell table:style-name="Table7.B2" office:value-type="string">
            <text:p text:style-name="P51">-</text:p>
          </table:table-cell>
        </table:table-row>
        <table:table-row>
          <table:table-cell table:style-name="Table7.A2" office:value-type="string">
            <text:p text:style-name="P15">Special Requirements</text:p>
          </table:table-cell>
          <table:table-cell table:style-name="Table7.B2" office:value-type="string">
            <text:p text:style-name="P45">-</text:p>
          </table:table-cell>
        </table:table-row>
      </table:table>
      <text:p text:style-name="P73"/>
      <text:p text:style-name="P74">Use Case <text:span text:style-name="T39">6</text:span></text:p>
      <table:table table:name="Table8" table:style-name="Table8" table:template-name="Default Style">
        <table:table-column table:style-name="Table8.A"/>
        <table:table-column table:style-name="Table8.B"/>
        <table:table-row>
          <table:table-cell table:style-name="Table8.A1" office:value-type="string">
            <text:p text:style-name="P107">Use Case Section</text:p>
          </table:table-cell>
          <table:table-cell table:style-name="Table8.B1" office:value-type="string">
            <text:p text:style-name="P88">Description</text:p>
          </table:table-cell>
        </table:table-row>
        <table:table-row>
          <table:table-cell table:style-name="Table8.A2" office:value-type="string">
            <text:p text:style-name="P107">Use Case Name</text:p>
          </table:table-cell>
          <table:table-cell table:style-name="Table8.B2" office:value-type="string">
            <text:p text:style-name="P114">Forgotten Password</text:p>
          </table:table-cell>
        </table:table-row>
        <table:table-row>
          <table:table-cell table:style-name="Table8.A2" office:value-type="string">
            <text:p text:style-name="P107">Scope</text:p>
          </table:table-cell>
          <table:table-cell table:style-name="Table8.B2" office:value-type="string">
            <text:p text:style-name="P108">Secure Authentication System</text:p>
          </table:table-cell>
        </table:table-row>
        <table:table-row>
          <table:table-cell table:style-name="Table8.A2" office:value-type="string">
            <text:p text:style-name="P107">Level</text:p>
          </table:table-cell>
          <table:table-cell table:style-name="Table8.B2" office:value-type="string">
            <text:p text:style-name="P109">Sub function</text:p>
          </table:table-cell>
        </table:table-row>
        <table:table-row>
          <table:table-cell table:style-name="Table8.A2" office:value-type="string">
            <text:p text:style-name="P107">Primary Actor</text:p>
          </table:table-cell>
          <table:table-cell table:style-name="Table8.B2" office:value-type="string">
            <text:p text:style-name="P122">Customer</text:p>
          </table:table-cell>
        </table:table-row>
        <table:table-row>
          <table:table-cell table:style-name="Table8.A2" office:value-type="string">
            <text:p text:style-name="P107">Stakeholders and Interests</text:p>
          </table:table-cell>
          <table:table-cell table:style-name="Table8.B2" office:value-type="string">
            <text:p text:style-name="P112"><text:span text:style-name="T46">Customer</text:span>: <text:s/><text:span text:style-name="T47">Customer</text:span><text:span text:style-name="T40"> who forgot their password</text:span></text:p>
            <text:p text:style-name="P112"/>
            <text:p text:style-name="P110"><text:span text:style-name="T28">Data</text:span> Store: <text:s/><text:span text:style-name="T28">Storage location for </text:span><text:span text:style-name="T36">accounts and account information</text:span></text:p>
            <text:p text:style-name="P111"/>
          </table:table-cell>
        </table:table-row>
        <table:table-row>
          <table:table-cell table:style-name="Table8.A2" office:value-type="string">
            <text:p text:style-name="P107">Preconditions</text:p>
          </table:table-cell>
          <table:table-cell table:style-name="Table8.B2" office:value-type="string">
            <text:p text:style-name="P118">- <text:span text:style-name="T46">The customer</text:span> is at the login screen</text:p>
            <text:p text:style-name="P118">- The <text:span text:style-name="T46">customer</text:span> has MFA enabled and configured properly</text:p>
          </table:table-cell>
        </table:table-row>
        <table:table-row>
          <table:table-cell table:style-name="Table8.A2" office:value-type="string">
            <text:p text:style-name="P107">Success Guarantee</text:p>
          </table:table-cell>
          <table:table-cell table:style-name="Table8.B2" office:value-type="string">
            <text:p text:style-name="P117">The new password is saved to the data store</text:p>
          </table:table-cell>
        </table:table-row>
        <table:table-row>
          <table:table-cell table:style-name="Table8.A2" office:value-type="string">
            <text:p text:style-name="P107">Main Success Scenario</text:p>
          </table:table-cell>
          <table:table-cell table:style-name="Table8.B2" office:value-type="string">
            <text:list text:continue-numbering="true" text:style-name="L4">
              <text:list-item text:start-value="1">
                <text:p text:style-name="P103">The <text:span text:style-name="T46">customer</text:span><text:span text:style-name="T41"> clicks ‘Forgot Password’</text:span></text:p>
              </text:list-item>
              <text:list-item>
                <text:p text:style-name="P120">The system requests a Username from the <text:span text:style-name="T47">customer</text:span>, and the <text:span text:style-name="T47">customer</text:span> provides it</text:p>
              </text:list-item>
              <text:list-item>
                <text:p text:style-name="P119">The system submits a One-Time Password (OTP) request to the MFA system</text:p>
              </text:list-item>
              <text:list-item>
                <text:p text:style-name="P119">The system asks the <text:span text:style-name="T47">customer </text:span>for a OTP</text:p>
              </text:list-item>
              <text:list-item>
                <text:p text:style-name="P119">The <text:span text:style-name="T47">customer</text:span> provides the OTP <text:span text:style-name="T42">to the system</text:span></text:p>
              </text:list-item>
              <text:list-item>
                <text:p text:style-name="P120">The system v<text:span text:style-name="T43">erifies the OTP is correct with the MFA system</text:span></text:p>
              </text:list-item>
              <text:list-item>
                <text:p text:style-name="P121">The system presents the user for a ‘New Password’ form</text:p>
              </text:list-item>
              <text:list-item>
                <text:p text:style-name="P121">The <text:span text:style-name="T48">customer</text:span> enters in their new password</text:p>
              </text:list-item>
              <text:list-item>
                <text:p text:style-name="P121">The system <text:span text:style-name="T44">saves the new password to the database </text:span><text:span text:style-name="T45">for the </text:span><text:span text:style-name="T48">customer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107">Extensions</text:p>
          </table:table-cell>
          <table:table-cell table:style-name="Table8.B2" office:value-type="string">
            <text:p text:style-name="P92">-</text:p>
          </table:table-cell>
        </table:table-row>
        <table:table-row>
          <table:table-cell table:style-name="Table8.A2" office:value-type="string">
            <text:p text:style-name="P107">Special Requirements</text:p>
          </table:table-cell>
          <table:table-cell table:style-name="Table8.B2" office:value-type="string">
            <text:p text:style-name="P113">-</text:p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54:40.009106844</meta:creation-date>
    <meta:generator>LibreOffice/24.2.0.3$Linux_X86_64 LibreOffice_project/420$Build-3</meta:generator>
    <dc:date>2024-04-04T17:40:49.930104301</dc:date>
    <meta:editing-duration>PT4H30M18S</meta:editing-duration>
    <meta:editing-cycles>108</meta:editing-cycles>
    <meta:document-statistic meta:table-count="8" meta:image-count="0" meta:object-count="0" meta:page-count="8" meta:paragraph-count="244" meta:word-count="1454" meta:character-count="8766" meta:non-whitespace-character-count="7584"/>
  </office:meta>
</office:document-meta>
</file>